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28da" officeooo:paragraph-rsid="001e28da"/>
    </style:style>
    <style:style style:name="P2" style:family="paragraph" style:parent-style-name="Heading_20_3">
      <style:text-properties officeooo:paragraph-rsid="00261369"/>
    </style:style>
    <style:style style:name="P3" style:family="paragraph" style:parent-style-name="Standard">
      <style:paragraph-properties fo:text-align="start" style:justify-single-word="false"/>
      <style:text-properties officeooo:rsid="001f0c28" officeooo:paragraph-rsid="001f0c28"/>
    </style:style>
    <style:style style:name="P4" style:family="paragraph" style:parent-style-name="Standard">
      <style:paragraph-properties fo:text-align="start" style:justify-single-word="false"/>
      <style:text-properties officeooo:rsid="001f0c28" officeooo:paragraph-rsid="001f1ce3"/>
    </style:style>
    <style:style style:name="P5" style:family="paragraph" style:parent-style-name="Standard">
      <style:paragraph-properties fo:text-align="start" style:justify-single-word="false"/>
      <style:text-properties officeooo:rsid="001f0c28" officeooo:paragraph-rsid="001f799f"/>
    </style:style>
    <style:style style:name="P6" style:family="paragraph" style:parent-style-name="Standard">
      <style:paragraph-properties fo:text-align="start" style:justify-single-word="false"/>
      <style:text-properties officeooo:rsid="001f0c28" officeooo:paragraph-rsid="001fe0c4"/>
    </style:style>
    <style:style style:name="P7" style:family="paragraph" style:parent-style-name="Standard">
      <style:paragraph-properties fo:text-align="start" style:justify-single-word="false"/>
      <style:text-properties officeooo:rsid="001f0c28" officeooo:paragraph-rsid="00202d82"/>
    </style:style>
    <style:style style:name="P8" style:family="paragraph" style:parent-style-name="Standard">
      <style:paragraph-properties fo:text-align="start" style:justify-single-word="false"/>
      <style:text-properties officeooo:rsid="001f0c28" officeooo:paragraph-rsid="00207c18"/>
    </style:style>
    <style:style style:name="P9" style:family="paragraph" style:parent-style-name="Standard">
      <style:paragraph-properties fo:text-align="start" style:justify-single-word="false"/>
      <style:text-properties officeooo:rsid="001f0c28" officeooo:paragraph-rsid="00219126"/>
    </style:style>
    <style:style style:name="P10" style:family="paragraph" style:parent-style-name="Standard">
      <style:paragraph-properties fo:text-align="start" style:justify-single-word="false"/>
      <style:text-properties officeooo:rsid="001f0c28" officeooo:paragraph-rsid="00234952"/>
    </style:style>
    <style:style style:name="P11" style:family="paragraph" style:parent-style-name="Standard">
      <style:paragraph-properties fo:text-align="start" style:justify-single-word="false"/>
      <style:text-properties officeooo:rsid="001f0c28" officeooo:paragraph-rsid="0029bfc2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1f1ce3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02d82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07c18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34952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1ce3" officeooo:paragraph-rsid="001f1ce3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1ce3" officeooo:paragraph-rsid="00207c18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799f" officeooo:paragraph-rsid="001f799f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799f" officeooo:paragraph-rsid="00261369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02d82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811d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b9fa6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c8df3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e4c59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322a23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33beff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7c18" officeooo:paragraph-rsid="00207c18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bfc2" officeooo:paragraph-rsid="0029bfc2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beff" officeooo:paragraph-rsid="0033beff"/>
    </style:style>
    <style:style style:name="P30" style:family="paragraph" style:parent-style-name="Standard">
      <style:paragraph-properties fo:text-align="start" style:justify-single-word="false"/>
      <style:text-properties officeooo:paragraph-rsid="001f799f"/>
    </style:style>
    <style:style style:name="P31" style:family="paragraph" style:parent-style-name="Standard">
      <style:paragraph-properties fo:text-align="start" style:justify-single-word="false"/>
      <style:text-properties officeooo:rsid="001f1ce3" officeooo:paragraph-rsid="001f1ce3"/>
    </style:style>
    <style:style style:name="P32" style:family="paragraph" style:parent-style-name="Standard">
      <style:paragraph-properties fo:text-align="start" style:justify-single-word="false"/>
      <style:text-properties officeooo:rsid="001f1ce3" officeooo:paragraph-rsid="00202d82"/>
    </style:style>
    <style:style style:name="P33" style:family="paragraph" style:parent-style-name="Standard">
      <style:paragraph-properties fo:text-align="start" style:justify-single-word="false"/>
      <style:text-properties officeooo:rsid="001f1ce3" officeooo:paragraph-rsid="00207c18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1f1ce3" officeooo:paragraph-rsid="001f1ce3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1f799f" officeooo:paragraph-rsid="001f799f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1f799f" officeooo:paragraph-rsid="00234952"/>
    </style:style>
    <style:style style:name="P37" style:family="paragraph" style:parent-style-name="Standard">
      <style:paragraph-properties fo:text-align="start" style:justify-single-word="false"/>
      <style:text-properties style:text-underline-style="none" officeooo:rsid="00234952" officeooo:paragraph-rsid="00234952"/>
    </style:style>
    <style:style style:name="P38" style:family="paragraph" style:parent-style-name="Standard">
      <style:paragraph-properties fo:text-align="start" style:justify-single-word="false"/>
      <style:text-properties style:text-underline-style="none" officeooo:rsid="00234952" officeooo:paragraph-rsid="0033beff"/>
    </style:style>
    <style:style style:name="P39" style:family="paragraph" style:parent-style-name="Standard">
      <style:paragraph-properties fo:text-align="start" style:justify-single-word="false"/>
      <style:text-properties officeooo:rsid="001f799f" officeooo:paragraph-rsid="001f799f"/>
    </style:style>
    <style:style style:name="P40" style:family="paragraph" style:parent-style-name="Standard">
      <style:paragraph-properties fo:text-align="start" style:justify-single-word="false"/>
      <style:text-properties officeooo:rsid="001f799f" officeooo:paragraph-rsid="001fe0c4"/>
    </style:style>
    <style:style style:name="P41" style:family="paragraph" style:parent-style-name="Standard">
      <style:paragraph-properties fo:text-align="start" style:justify-single-word="false"/>
      <style:text-properties officeooo:rsid="001f799f" officeooo:paragraph-rsid="00202d82"/>
    </style:style>
    <style:style style:name="P42" style:family="paragraph" style:parent-style-name="Standard">
      <style:paragraph-properties fo:text-align="start" style:justify-single-word="false"/>
      <style:text-properties officeooo:rsid="001f799f" officeooo:paragraph-rsid="00219126"/>
    </style:style>
    <style:style style:name="P43" style:family="paragraph" style:parent-style-name="Standard">
      <style:paragraph-properties fo:text-align="start" style:justify-single-word="false"/>
      <style:text-properties officeooo:rsid="001f799f" officeooo:paragraph-rsid="0029bfc2"/>
    </style:style>
    <style:style style:name="P44" style:family="paragraph" style:parent-style-name="Standard">
      <style:paragraph-properties fo:text-align="start" style:justify-single-word="false"/>
      <style:text-properties officeooo:rsid="00207c18" officeooo:paragraph-rsid="00207c18"/>
    </style:style>
    <style:style style:name="P45" style:family="paragraph" style:parent-style-name="Standard">
      <style:paragraph-properties fo:text-align="start" style:justify-single-word="false"/>
      <style:text-properties officeooo:rsid="0029bfc2" officeooo:paragraph-rsid="0029bfc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0c28"/>
    </style:style>
    <style:style style:name="T3" style:family="text">
      <style:text-properties style:text-underline-style="solid" style:text-underline-width="auto" style:text-underline-color="font-color" officeooo:rsid="001f1ce3"/>
    </style:style>
    <style:style style:name="T4" style:family="text">
      <style:text-properties style:text-underline-style="solid" style:text-underline-width="auto" style:text-underline-color="font-color" officeooo:rsid="001f799f"/>
    </style:style>
    <style:style style:name="T5" style:family="text">
      <style:text-properties style:text-underline-style="solid" style:text-underline-width="auto" style:text-underline-color="font-color" officeooo:rsid="00261369"/>
    </style:style>
    <style:style style:name="T6" style:family="text">
      <style:text-properties officeooo:rsid="001f1ce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f1ce3"/>
    </style:style>
    <style:style style:name="T9" style:family="text">
      <style:text-properties style:text-underline-style="none" officeooo:rsid="001f799f"/>
    </style:style>
    <style:style style:name="T10" style:family="text">
      <style:text-properties style:text-underline-style="none" officeooo:rsid="00202d82"/>
    </style:style>
    <style:style style:name="T11" style:family="text">
      <style:text-properties style:text-underline-style="none" officeooo:rsid="00206585"/>
    </style:style>
    <style:style style:name="T12" style:family="text">
      <style:text-properties style:text-underline-style="none" officeooo:rsid="00234952"/>
    </style:style>
    <style:style style:name="T13" style:family="text">
      <style:text-properties officeooo:rsid="001f799f"/>
    </style:style>
    <style:style style:name="T14" style:family="text">
      <style:text-properties officeooo:rsid="001fe0c4"/>
    </style:style>
    <style:style style:name="T15" style:family="text">
      <style:text-properties officeooo:rsid="00202d82"/>
    </style:style>
    <style:style style:name="T16" style:family="text">
      <style:text-properties officeooo:rsid="00207c18"/>
    </style:style>
    <style:style style:name="T17" style:family="text">
      <style:text-properties officeooo:rsid="00234952"/>
    </style:style>
    <style:style style:name="T18" style:family="text">
      <style:text-properties officeooo:rsid="0024d74c"/>
    </style:style>
    <style:style style:name="T19" style:family="text">
      <style:text-properties officeooo:rsid="00261369"/>
    </style:style>
    <style:style style:name="T20" style:family="text">
      <style:text-properties officeooo:rsid="002811dd"/>
    </style:style>
    <style:style style:name="T21" style:family="text">
      <style:text-properties officeooo:rsid="0029bfc2"/>
    </style:style>
    <style:style style:name="T22" style:family="text">
      <style:text-properties officeooo:rsid="002b9fa6"/>
    </style:style>
    <style:style style:name="T23" style:family="text">
      <style:text-properties officeooo:rsid="002c8df3"/>
    </style:style>
    <style:style style:name="T24" style:family="text">
      <style:text-properties officeooo:rsid="002e4c59"/>
    </style:style>
    <style:style style:name="T25" style:family="text">
      <style:text-properties officeooo:rsid="00302ccf"/>
    </style:style>
    <style:style style:name="T26" style:family="text">
      <style:text-properties officeooo:rsid="00322a23"/>
    </style:style>
    <style:style style:name="T27" style:family="text">
      <style:text-properties officeooo:rsid="0033b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s sur la thèse de <text:span text:style-name="T18">S.</text:span> Rey</text:p>
      <text:p text:style-name="P1"/>
      <text:p text:style-name="P3"><text:span text:style-name="T1">Lien du PDF de l’article :</text:span> <text:a xlink:type="simple" xlink:href="https://theses.hal.science/tel-02929283v1/document" text:style-name="Internet_20_link" text:visited-style-name="Visited_20_Internet_20_Link">https://theses.hal.science/tel-02929283v1/document</text:a></text:p>
      <text:p text:style-name="P3"/>
      <text:h text:style-name="Heading_20_1" text:outline-level="1">1- Introduction</text:h>
      <text:p text:style-name="P3"/>
      <text:h text:style-name="Heading_20_2" text:outline-level="2">Démarche</text:h>
      <text:p text:style-name="P3"/>
      <text:p text:style-name="P3"><text:span text:style-name="T1">Première impression avant la lecture :</text:span> Probablement utile pour ma recherche</text:p>
      <text:p text:style-name="P3"/>
      <text:p text:style-name="P3"/>
      <text:p text:style-name="P3"/>
      <text:h text:style-name="Heading_20_2" text:outline-level="2">Structure du manuscrit</text:h>
      <text:p text:style-name="P3"/>
      <text:p text:style-name="P3"><text:span text:style-name="T1">Première impression avant la lecture :</text:span> Peut-être utile pour ma recherche</text:p>
      <text:p text:style-name="P3"/>
      <text:p text:style-name="P3"/>
      <text:p text:style-name="P3"/>
      <text:h text:style-name="Heading_20_1" text:outline-level="1">2- Etat de l’art et de l’existant</text:h>
      <text:p text:style-name="P3"/>
      <text:h text:style-name="Heading_20_2" text:outline-level="2">2.1- La personnalisation dans le domaine muséal</text:h>
      <text:p text:style-name="P3"/>
      <text:h text:style-name="Heading_20_3" text:outline-level="3">2.1.1- Définition et cas d’usages existants</text:h>
      <text:p text:style-name="P39"/>
      <text:p text:style-name="P3"><text:span text:style-name="T1">Première impression avant la lecture :</text:span> Peut-être utile pour ma recherche</text:p>
      <text:p text:style-name="P3"/>
      <text:p text:style-name="P3"/>
      <text:p text:style-name="P5"/>
      <text:h text:style-name="P2" text:outline-level="3">2.1.2- Approches technologiques de la personnalisation</text:h>
      <text:p text:style-name="P18"/>
      <text:p text:style-name="P30"><text:span text:style-name="T5">2.1.2.1- </text:span><text:span text:style-name="T4">Modélisation des visiteurs et génération automatique de contenus</text:span></text:p>
      <text:p text:style-name="P39"/>
      <text:p text:style-name="P5"><text:span text:style-name="T1">Première impression avant la lecture :</text:span> P<text:span text:style-name="T13">robablement</text:span> utile pour ma recherche</text:p>
      <text:p text:style-name="P5"/>
      <text:p text:style-name="P5"/>
      <text:p text:style-name="P18"/>
      <text:p text:style-name="P19"><text:span text:style-name="T19">2.1.2.2- </text:span>Personnalisation à l’aide d’outils numériques par les professionnels du musée</text:p>
      <text:p text:style-name="P39"/>
      <text:p text:style-name="P5"><text:span text:style-name="T1">Première impression avant la lecture :</text:span> P<text:span text:style-name="T13">robablement</text:span> utile pour ma recherche</text:p>
      <text:p text:style-name="P5"><text:soft-page-break/></text:p>
      <text:p text:style-name="P5"/>
      <text:p text:style-name="P5"/>
      <text:h text:style-name="Heading_20_3" text:outline-level="3">2.1.3- Approches muséologiques de la personnalisation</text:h>
      <text:p text:style-name="P39"/>
      <text:p text:style-name="P5"><text:span text:style-name="T1">Première impression avant la lecture :</text:span> P<text:span text:style-name="T13">robablement utile pour ma recherche</text:span></text:p>
      <text:p text:style-name="P5"/>
      <text:p text:style-name="P5"/>
      <text:p text:style-name="P5"/>
      <text:h text:style-name="Heading_20_2" text:outline-level="2">2.2- Les intéractions tangibles</text:h>
      <text:p text:style-name="P6"/>
      <text:h text:style-name="Heading_20_3" text:outline-level="3">2.<text:span text:style-name="T14">2</text:span>.1- Définition et cas d’usages existants</text:h>
      <text:p text:style-name="P40"/>
      <text:p text:style-name="P6"><text:span text:style-name="T1">Première impression avant la lecture :</text:span> P<text:span text:style-name="T14">robablement</text:span> utile pour ma recherche</text:p>
      <text:p text:style-name="P6"/>
      <text:p text:style-name="P6"/>
      <text:p text:style-name="P6"/>
      <text:h text:style-name="Heading_20_3" text:outline-level="3">2.<text:span text:style-name="T14">2</text:span>.<text:span text:style-name="T14">2</text:span>- <text:span text:style-name="T14">Cadres théoriques</text:span></text:h>
      <text:p text:style-name="P40"/>
      <text:p text:style-name="P6"><text:span text:style-name="T1">Première impression avant la lecture :</text:span> P<text:span text:style-name="T14">robablement</text:span> utile pour ma recherche</text:p>
      <text:p text:style-name="P6"/>
      <text:p text:style-name="P6"/>
      <text:p text:style-name="P6"/>
      <text:h text:style-name="Heading_20_3" text:outline-level="3">2.<text:span text:style-name="T14">2</text:span>.<text:span text:style-name="T14">3</text:span>- <text:span text:style-name="T14">Les dispositifs interactifs tangibles dans les musées</text:span></text:h>
      <text:p text:style-name="P40"/>
      <text:p text:style-name="P6"><text:span text:style-name="T1">Première impression avant la lecture :</text:span> <text:span text:style-name="T21">Peut-être</text:span> utile pour ma recherche</text:p>
      <text:p text:style-name="P6"/>
      <text:p text:style-name="P6"/>
      <text:p text:style-name="P6"/>
      <text:h text:style-name="Heading_20_3" text:outline-level="3">2.<text:span text:style-name="T14">2</text:span>.<text:span text:style-name="T14">4</text:span>- <text:span text:style-name="T14">Les usages professionnels des interactions tangibles</text:span></text:h>
      <text:p text:style-name="P40"/>
      <text:p text:style-name="P6"><text:span text:style-name="T1">Première impression avant la lecture :</text:span> <text:span text:style-name="T14">P</text:span><text:span text:style-name="T18">robablement</text:span> utile pour ma recherche</text:p>
      <text:p text:style-name="P6"/>
      <text:p text:style-name="P6"/>
      <text:p text:style-name="P6"/>
      <text:h text:style-name="Heading_20_3" text:outline-level="3">2.3- Conclusion</text:h>
      <text:p text:style-name="P3"/>
      <text:p text:style-name="P3"><text:span text:style-name="T1">Première impression avant la lecture :</text:span> Probablement utile pour ma recherche</text:p>
      <text:p text:style-name="P3"/>
      <text:p text:style-name="P3"/>
      <text:p text:style-name="P3"/>
      <text:h text:style-name="Heading_20_1" text:outline-level="1"><text:soft-page-break/>3- Création de parcours de visite personnalisés par les professionnels des musées</text:h>
      <text:p text:style-name="P3"/>
      <text:h text:style-name="Heading_20_2" text:outline-level="2">3.1- Analyse des besoins</text:h>
      <text:p text:style-name="P7"/>
      <text:h text:style-name="Heading_20_3" text:outline-level="3"><text:span text:style-name="T15">3.1</text:span>.1- <text:span text:style-name="T15">Entretiens semi-directifs</text:span></text:h>
      <text:p text:style-name="P41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7"/>
      <text:h text:style-name="Heading_20_3" text:outline-level="3"><text:span text:style-name="T15">3.1</text:span>.<text:span text:style-name="T15">2</text:span>- <text:span text:style-name="T15">Observations d’une activité prospective de création multicritère</text:span></text:h>
      <text:p text:style-name="P41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7"/>
      <text:h text:style-name="Heading_20_3" text:outline-level="3"><text:span text:style-name="T15">3.1</text:span>.<text:span text:style-name="T15">3</text:span>- <text:span text:style-name="T15">Directives de conception et recommendations</text:span></text:h>
      <text:p text:style-name="P41"/>
      <text:p text:style-name="P7"><text:span text:style-name="T1">Première impression avant la lecture :</text:span> <text:span text:style-name="T15">Probablement</text:span> utile pour ma recherche</text:p>
      <text:p text:style-name="P7"/>
      <text:p text:style-name="P7"/>
      <text:p text:style-name="P7"/>
      <text:h text:style-name="Heading_20_2" text:outline-level="2">3.2- Conception d’un outil d’aide à la scénarisation de parcours de visite personnalisés</text:h>
      <text:p text:style-name="P7"/>
      <text:h text:style-name="Heading_20_3" text:outline-level="3"><text:span text:style-name="T15">3.2</text:span>.1- <text:span text:style-name="T15">Création de parcours de visite personnalisés</text:span></text:h>
      <text:p text:style-name="P41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7"/>
      <text:h text:style-name="Heading_20_3" text:outline-level="3"><text:span text:style-name="T15">3.2</text:span>.<text:span text:style-name="T15">2</text:span>- <text:span text:style-name="T15">Espace de conception multidimensionnel</text:span></text:h>
      <text:p text:style-name="P41"/>
      <text:p text:style-name="P28">3.2.2.1- Visualisation du contenu</text:p>
      <text:p text:style-name="P45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43"/>
      <text:p text:style-name="P28">3.2.2.2- Manipulation de la structure</text:p>
      <text:p text:style-name="P45"/>
      <text:p text:style-name="P11"><text:soft-page-break/><text:span text:style-name="T1">Première impression avant la lecture :</text:span> <text:span text:style-name="T15">Probablement pas</text:span> utile pour ma recherche</text:p>
      <text:p text:style-name="P11"/>
      <text:p text:style-name="P11"/>
      <text:p text:style-name="P11"/>
      <text:h text:style-name="Heading_20_3" text:outline-level="3"><text:span text:style-name="T15">3.2</text:span>.<text:span text:style-name="T15">3</text:span>- <text:span text:style-name="T15">Choix des profils visiteurs</text:span></text:h>
      <text:p text:style-name="P43"/>
      <text:p text:style-name="P28">3.2.2.1- Concept d’interface pour la composition du </text:p>
      <text:p text:style-name="P45"/>
      <text:p text:style-name="P11"><text:span text:style-name="T1">Première impression avant la lecture :</text:span> <text:span text:style-name="T15">P</text:span><text:span text:style-name="T21">eut-être</text:span> utile pour ma recherche</text:p>
      <text:p text:style-name="P11"/>
      <text:p text:style-name="P11"/>
      <text:p text:style-name="P11"/>
      <text:h text:style-name="Heading_20_2" text:outline-level="2">3.3- Développement de MuseoTUI et MuseoGUI</text:h>
      <text:p text:style-name="P7"/>
      <text:h text:style-name="Heading_20_3" text:outline-level="3"><text:span text:style-name="T15">3.3</text:span>.1- <text:span text:style-name="T15">MuseoTUI : instanciation tangible du choix des profils</text:span></text:h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7"/>
      <text:h text:style-name="Heading_20_3" text:outline-level="3"><text:span text:style-name="T15">3.3</text:span>.<text:span text:style-name="T15">2</text:span>- <text:span text:style-name="T15">MuseoTUI : instanciation tactile du choix des profils</text:span></text:h>
      <text:p text:style-name="P41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7"/>
      <text:h text:style-name="Heading_20_2" text:outline-level="2">3.4- Evaluation de MuseoTUI et MuseoGUI</text:h>
      <text:p text:style-name="P7"/>
      <text:h text:style-name="Heading_20_3" text:outline-level="3"><text:span text:style-name="T15">3.4</text:span>.1- <text:span text:style-name="T15">Protocole expérimental</text:span></text:h>
      <text:p text:style-name="P41"/>
      <text:p text:style-name="P20"><text:span text:style-name="T20">3.4.1.1- </text:span>Participants</text:p>
      <text:p text:style-name="P41"/>
      <text:p text:style-name="P7"><text:span text:style-name="T1">Première impression avant la lecture :</text:span> <text:span text:style-name="T15">Probablement pas</text:span> utile pour ma recherche</text:p>
      <text:p text:style-name="P7"/>
      <text:p text:style-name="P7"/>
      <text:p text:style-name="P41"/>
      <text:p text:style-name="P21"><text:span text:style-name="T20">3.4.1.2- </text:span>Procédure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p text:style-name="P21"><text:span text:style-name="T20">3.4.1.3- </text:span>Dispositif expérimental</text:p>
      <text:p text:style-name="P41"/>
      <text:p text:style-name="P7"><text:span text:style-name="T1">Première impression avant la lecture :</text:span> <text:span text:style-name="T15">Peut-être </text:span>utile pour ma recherche</text:p>
      <text:p text:style-name="P7"><text:soft-page-break/></text:p>
      <text:p text:style-name="P7"/>
      <text:p text:style-name="P7"/>
      <text:h text:style-name="Heading_20_3" text:outline-level="3"><text:span text:style-name="T15">3.4</text:span>.<text:span text:style-name="T15">2</text:span>- <text:span text:style-name="T15">Résultats</text:span></text:h>
      <text:p text:style-name="P41"/>
      <text:p text:style-name="P22"><text:span text:style-name="T20">3.4.</text:span><text:span text:style-name="T22">2</text:span><text:span text:style-name="T20">.1- </text:span>Compréhensibilité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p text:style-name="P23"><text:span text:style-name="T20">3.4.</text:span><text:span text:style-name="T22">2</text:span><text:span text:style-name="T20">.</text:span><text:span text:style-name="T23">2</text:span><text:span text:style-name="T20">- </text:span>Efficience et efficacité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p text:style-name="P23"><text:span text:style-name="T20">3.4.</text:span><text:span text:style-name="T22">2</text:span><text:span text:style-name="T20">.</text:span><text:span text:style-name="T23">3</text:span><text:span text:style-name="T20">- </text:span>Satisfaction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p text:style-name="P23"><text:span text:style-name="T20">3.4.</text:span><text:span text:style-name="T22">2</text:span><text:span text:style-name="T20">.</text:span><text:span text:style-name="T23">4</text:span><text:span text:style-name="T20">- </text:span>Utilité dans le contexte professionnel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p text:style-name="P20"><text:span text:style-name="T20">3.4.</text:span><text:span text:style-name="T22">2</text:span><text:span text:style-name="T20">.</text:span><text:span text:style-name="T24">5</text:span><text:span text:style-name="T20">- </text:span>Préférence entre le MuseoTUI et MuseoGUI</text:p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7"/>
      <text:h text:style-name="Heading_20_2" text:outline-level="2">3.5- Discussion</text:h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7"/>
      <text:p text:style-name="P41"/>
      <text:h text:style-name="Heading_20_2" text:outline-level="2">3.6- Conclusion</text:h>
      <text:p text:style-name="P41"/>
      <text:p text:style-name="P7"><text:span text:style-name="T1">Première impression avant la lecture :</text:span> <text:span text:style-name="T15">Peut-être</text:span> utile pour ma recherche</text:p>
      <text:p text:style-name="P7"/>
      <text:p text:style-name="P13"><text:span text:style-name="T2"/></text:p>
      <text:p text:style-name="P4"/>
      <text:p text:style-name="P12">Première impression avant la lecture :<text:span text:style-name="T7"> P</text:span><text:span text:style-name="T8">robablement pas très</text:span><text:span text:style-name="T7"> utile pour ma recherche</text:span></text:p>
      <text:p text:style-name="P31"><text:soft-page-break/></text:p>
      <text:p text:style-name="P31"/>
      <text:p text:style-name="P31"/>
      <text:h text:style-name="Heading_20_1" text:outline-level="1">4- Choix d’un parcours de visite personnalisé par les visiteurs</text:h>
      <text:p text:style-name="P34"/>
      <text:h text:style-name="Heading_20_2" text:outline-level="2">4.1- Analyse des besoins</text:h>
      <text:p text:style-name="P16"><text:span text:style-name="T8"/></text:p>
      <text:h text:style-name="Heading_20_3" text:outline-level="3">4.1.1- Entretiens semi-directifs</text:h>
      <text:p text:style-name="P4"/>
      <text:p text:style-name="P24"><text:span text:style-name="T16">4.1.1.</text:span><text:span text:style-name="T25">1</text:span><text:span text:style-name="T16">- </text:span>Typologie des visiteurs</text:p>
      <text:p text:style-name="P4"/>
      <text:p text:style-name="P12">Première impression avant la lecture :<text:span text:style-name="T7"> P</text:span><text:span text:style-name="T10">eut-être</text:span><text:span text:style-name="T7"> utile pour ma recherche</text:span></text:p>
      <text:p text:style-name="P31"/>
      <text:p text:style-name="P31"/>
      <text:p text:style-name="P7"/>
      <text:p text:style-name="P25"><text:span text:style-name="T16">4.1.1.</text:span><text:span text:style-name="T26">2</text:span><text:span text:style-name="T16">- </text:span>Expériences de visite</text:p>
      <text:p text:style-name="P7"/>
      <text:p text:style-name="P13">Première impression avant la lecture :<text:span text:style-name="T7"> P</text:span><text:span text:style-name="T11">robablement pas</text:span><text:span text:style-name="T7"> utile pour ma recherche</text:span></text:p>
      <text:p text:style-name="P32"/>
      <text:p text:style-name="P32"/>
      <text:p text:style-name="P7"/>
      <text:p text:style-name="P25"><text:span text:style-name="T16">4.1.1.</text:span><text:span text:style-name="T26">3</text:span><text:span text:style-name="T16">- </text:span>Choix d’un parcours de visite personnalisé</text:p>
      <text:p text:style-name="P7"/>
      <text:p text:style-name="P13">Première impression avant la lecture :<text:span text:style-name="T7"> P</text:span><text:span text:style-name="T11">robablement pas</text:span><text:span text:style-name="T7"> utile pour ma recherche</text:span></text:p>
      <text:p text:style-name="P32"/>
      <text:p text:style-name="P32"/>
      <text:p text:style-name="P7"/>
      <text:p text:style-name="P25"><text:span text:style-name="T16">4.1.1.</text:span><text:span text:style-name="T26">4</text:span><text:span text:style-name="T16">- </text:span>Caractéristiques de personnalisation</text:p>
      <text:p text:style-name="P7"/>
      <text:p text:style-name="P13">Première impression avant la lecture :<text:span text:style-name="T7"> P</text:span><text:span text:style-name="T11">robablement pas</text:span><text:span text:style-name="T7"> utile pour ma recherche</text:span></text:p>
      <text:p text:style-name="P32"/>
      <text:p text:style-name="P32"/>
      <text:p text:style-name="P17"><text:span text:style-name="T8"/></text:p>
      <text:h text:style-name="Heading_20_2" text:outline-level="2">4.1.2- Questionnaires fermés</text:h>
      <text:p text:style-name="P8"/>
      <text:p text:style-name="P26"><text:span text:style-name="T16">4.1.</text:span><text:span text:style-name="T27">2</text:span><text:span text:style-name="T16">.</text:span><text:span text:style-name="T25">1</text:span><text:span text:style-name="T16">- </text:span>Typologie des visiteurs</text:p>
      <text:p text:style-name="P8"/>
      <text:p text:style-name="P14">Première impression avant la lecture :<text:span text:style-name="T7"> P</text:span><text:span text:style-name="T10">eut-être</text:span><text:span text:style-name="T7"> utile pour ma recherche</text:span></text:p>
      <text:p text:style-name="P33"/>
      <text:p text:style-name="P33"/>
      <text:p text:style-name="P8"/>
      <text:p text:style-name="P26"><text:span text:style-name="T16">4.1.</text:span><text:span text:style-name="T27">2</text:span><text:span text:style-name="T16">.</text:span><text:span text:style-name="T27">2</text:span><text:span text:style-name="T16">- </text:span>Expériences de visite</text:p>
      <text:p text:style-name="P8"/>
      <text:p text:style-name="P14">Première impression avant la lecture :<text:span text:style-name="T7"> P</text:span><text:span text:style-name="T11">robablement pas</text:span><text:span text:style-name="T7"> utile pour ma recherche</text:span></text:p>
      <text:p text:style-name="P33"/>
      <text:p text:style-name="P33"><text:soft-page-break/></text:p>
      <text:p text:style-name="P8"/>
      <text:p text:style-name="P26"><text:span text:style-name="T16">4.1.</text:span><text:span text:style-name="T27">2</text:span><text:span text:style-name="T16">.</text:span><text:span text:style-name="T27">3</text:span><text:span text:style-name="T16">- </text:span>Choix d’un parcours de visite personnalisé</text:p>
      <text:p text:style-name="P8"/>
      <text:p text:style-name="P14">Première impression avant la lecture :<text:span text:style-name="T7"> P</text:span><text:span text:style-name="T11">robablement pas</text:span><text:span text:style-name="T7"> utile pour ma recherche</text:span></text:p>
      <text:p text:style-name="P33"/>
      <text:p text:style-name="P33"/>
      <text:p text:style-name="P8"/>
      <text:p text:style-name="P26"><text:span text:style-name="T16">4.1.</text:span><text:span text:style-name="T27">2</text:span><text:span text:style-name="T16">.</text:span><text:span text:style-name="T27">4</text:span><text:span text:style-name="T16">- </text:span>Caractéristiques de personnalisation</text:p>
      <text:p text:style-name="P8"/>
      <text:p text:style-name="P14">Première impression avant la lecture :<text:span text:style-name="T7"> P</text:span><text:span text:style-name="T11">robablement pas</text:span><text:span text:style-name="T7"> utile pour ma recherche</text:span></text:p>
      <text:p text:style-name="P33"/>
      <text:p text:style-name="P33"/>
      <text:p text:style-name="P33"/>
      <text:h text:style-name="Heading_20_3" text:outline-level="3">4.1.3- Directives de conception et recommendations</text:h>
      <text:p text:style-name="P27"/>
      <text:p text:style-name="P44"><text:span text:style-name="T1">Première impression avant la lecture :</text:span> Peut-être utile pour ma recherche</text:p>
      <text:p text:style-name="P44"/>
      <text:p text:style-name="P44"/>
      <text:p text:style-name="P44"/>
      <text:h text:style-name="Heading_20_2" text:outline-level="2">4.2- Conception d’un outil d’aide au choix de parcours de visite personnalisés</text:h>
      <text:p text:style-name="P9"/>
      <text:h text:style-name="Heading_20_3" text:outline-level="3"><text:span text:style-name="T6">4.2</text:span>.1- <text:span text:style-name="T17">Choix de caractéristiques individuelles ou collectives</text:span></text:h>
      <text:p text:style-name="P42"/>
      <text:p text:style-name="P9"><text:span text:style-name="T1">Première impression avant la lecture :</text:span> <text:span text:style-name="T15">Peut-être</text:span> utile pour ma recherche</text:p>
      <text:p text:style-name="P9"/>
      <text:p text:style-name="P9"/>
      <text:p text:style-name="P9"/>
      <text:h text:style-name="Heading_20_3" text:outline-level="3"><text:span text:style-name="T6">4.2</text:span>.<text:span text:style-name="T15">2</text:span>- <text:span text:style-name="T17">Construction du profil de visite</text:span></text:h>
      <text:p text:style-name="P42"/>
      <text:p text:style-name="P10"><text:span text:style-name="T1">Première impression avant la lecture :</text:span> <text:span text:style-name="T15">Peut-être</text:span> utile pour ma recherche</text:p>
      <text:p text:style-name="P9"/>
      <text:p text:style-name="P9"/>
      <text:p text:style-name="P9"/>
      <text:h text:style-name="Heading_20_2" text:outline-level="2">4.3- Développement de Build Your Own Hercules</text:h>
      <text:p text:style-name="P4"/>
      <text:p text:style-name="P12">Première impression avant la lecture :<text:span text:style-name="T7"> </text:span><text:span text:style-name="T12">Peut-être</text:span><text:span text:style-name="T7"> utile pour ma recherche</text:span></text:p>
      <text:p text:style-name="Standard"/>
      <text:p text:style-name="Standard"/>
      <text:p text:style-name="P34"/>
      <text:h text:style-name="Heading_20_2" text:outline-level="2">4.4- Evaluation de Build Your Own Hercules</text:h>
      <text:p text:style-name="P4"/>
      <text:p text:style-name="P12">Première impression avant la lecture :<text:span text:style-name="T7"> P</text:span><text:span text:style-name="T12">eut-être</text:span><text:span text:style-name="T7"> utile pour ma recherche</text:span></text:p>
      <text:p text:style-name="P31"><text:soft-page-break/></text:p>
      <text:p text:style-name="P31"/>
      <text:p text:style-name="P31"/>
      <text:h text:style-name="Heading_20_2" text:outline-level="2">4.5- Discussion</text:h>
      <text:p text:style-name="P4"/>
      <text:p text:style-name="P12"><text:span text:style-name="T6">Première impression avant la lecture :</text:span><text:span text:style-name="T8"> P</text:span><text:span text:style-name="T12">eut-être</text:span><text:span text:style-name="T8"> utile pour ma recherche</text:span></text:p>
      <text:p text:style-name="P31"/>
      <text:p text:style-name="P31"/>
      <text:p text:style-name="P31"/>
      <text:h text:style-name="Heading_20_2" text:outline-level="2">4.6- Conclusion</text:h>
      <text:p text:style-name="P10"/>
      <text:p text:style-name="P15"><text:span text:style-name="T6">Première impression avant la lecture :</text:span><text:span text:style-name="T8"> P</text:span><text:span text:style-name="T12">eut-être</text:span><text:span text:style-name="T8"> utile pour ma recherche</text:span></text:p>
      <text:p text:style-name="P31"/>
      <text:p text:style-name="P31"/>
      <text:p text:style-name="P31"/>
      <text:h text:style-name="Heading_20_1" text:outline-level="1">5- Le paradigme d’interaction tangile Token+Constraint</text:h>
      <text:p text:style-name="P31"/>
      <text:h text:style-name="Heading_20_2" text:outline-level="2">5.1- Revue systématique</text:h>
      <text:p text:style-name="P4"/>
      <text:p text:style-name="P12"><text:span text:style-name="T6">Première impression avant la lecture :</text:span><text:span text:style-name="T8"> Probablement utile pour ma recherche</text:span></text:p>
      <text:p text:style-name="P12"><text:span text:style-name="T8"/></text:p>
      <text:p text:style-name="P12"><text:span text:style-name="T8"/></text:p>
      <text:p text:style-name="P12"><text:span text:style-name="T8"/></text:p>
      <text:h text:style-name="Heading_20_2" text:outline-level="2">5.2- Grille heuristique de conception</text:h>
      <text:p text:style-name="P16"/>
      <text:p text:style-name="P16">Première impression avant la lecture :<text:span text:style-name="T7"> </text:span><text:span text:style-name="T9">Peut-être utile pour ma recherche</text:span></text:p>
      <text:p text:style-name="P16"><text:span text:style-name="T9"/></text:p>
      <text:p text:style-name="P16"><text:span text:style-name="T9"/></text:p>
      <text:p text:style-name="P16"><text:span text:style-name="T9"/></text:p>
      <text:h text:style-name="Heading_20_2" text:outline-level="2">5.3- Cas d’étude</text:h>
      <text:p text:style-name="P35"/>
      <text:h text:style-name="Heading_20_3" text:outline-level="3">5.3.1- MuseoTUI</text:h>
      <text:p text:style-name="P10"/>
      <text:p text:style-name="P15"><text:span text:style-name="T6">Première impression avant la lecture :</text:span><text:span text:style-name="T8"> P</text:span><text:span text:style-name="T12">eut-être</text:span><text:span text:style-name="T8"> utile pour ma recherche</text:span></text:p>
      <text:p text:style-name="P35"/>
      <text:p text:style-name="P35"/>
      <text:p text:style-name="P35"/>
      <text:p text:style-name="P36"/>
      <text:h text:style-name="Heading_20_3" text:outline-level="3">5.3.<text:span text:style-name="T17">2</text:span>- <text:span text:style-name="T17">Build Your Own Hercules</text:span></text:h>
      <text:p text:style-name="P10"/>
      <text:p text:style-name="P15"><text:span text:style-name="T6">Première impression avant la lecture :</text:span><text:span text:style-name="T8"> P</text:span><text:span text:style-name="T12">eut-être</text:span><text:span text:style-name="T8"> utile pour ma recherche</text:span></text:p>
      <text:p text:style-name="P36"><text:soft-page-break/></text:p>
      <text:p text:style-name="P36"/>
      <text:p text:style-name="P36"/>
      <text:p text:style-name="P36"/>
      <text:h text:style-name="Heading_20_3" text:outline-level="3">5.3.<text:span text:style-name="T17">3</text:span>- <text:span text:style-name="T17">PrimBox (Guerrero et al., 2016)</text:span></text:h>
      <text:p text:style-name="P10"/>
      <text:p text:style-name="P15"><text:span text:style-name="T6">Première impression avant la lecture :</text:span><text:span text:style-name="T8"> P</text:span><text:span text:style-name="T12">robablement</text:span><text:span text:style-name="T8"> utile pour ma recherche</text:span></text:p>
      <text:p text:style-name="P36"/>
      <text:p text:style-name="P36"/>
      <text:p text:style-name="P36"/>
      <text:p text:style-name="P36"/>
      <text:h text:style-name="Heading_20_3" text:outline-level="3">5.3.<text:span text:style-name="T17">4</text:span>- <text:span text:style-name="T17">Tokens of Search (Lee et al. 2014)</text:span></text:h>
      <text:p text:style-name="P10"/>
      <text:p text:style-name="P15"><text:span text:style-name="T6">Première impression avant la lecture :</text:span><text:span text:style-name="T8"> P</text:span><text:span text:style-name="T12">eut-être</text:span><text:span text:style-name="T8"> utile pour ma recherche</text:span></text:p>
      <text:p text:style-name="P36"/>
      <text:p text:style-name="P36"/>
      <text:p text:style-name="P36"/>
      <text:p text:style-name="P36"/>
      <text:h text:style-name="Heading_20_1" text:outline-level="1"><text:span text:style-name="T17">6</text:span>- <text:span text:style-name="T17">Suivi des parcours de visite personnalisés par les visiteurs</text:span></text:h>
      <text:p text:style-name="P36"/>
      <text:h text:style-name="Heading_20_2" text:outline-level="2"><text:span text:style-name="T17">6</text:span>.1- <text:span text:style-name="T17">Analyse</text:span></text:h>
      <text:p text:style-name="P36"/>
      <text:h text:style-name="Heading_20_3" text:outline-level="3"><text:span text:style-name="T17">6.1</text:span>.1- <text:span text:style-name="T17">Interactions mobiles et guidage des visiteurs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3" text:outline-level="3"><text:span text:style-name="T17">6.1</text:span>.<text:span text:style-name="T17">2</text:span>- <text:span text:style-name="T17">Exigences et recommendations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2" text:outline-level="2"><text:span text:style-name="T17">6</text:span>.<text:span text:style-name="T17">2</text:span>- <text:span text:style-name="T17">Conception d’un outil de suivi de parcours de visites personnalisés</text:span></text:h>
      <text:p text:style-name="P36"/>
      <text:h text:style-name="Heading_20_3" text:outline-level="3"><text:soft-page-break/><text:span text:style-name="T17">6.2</text:span>.1- <text:span text:style-name="T17">Accompagner la marche : le Bourdon de Visite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3" text:outline-level="3"><text:span text:style-name="T17">6.2</text:span>.<text:span text:style-name="T17">2</text:span>- <text:span text:style-name="T17">Guider les visiteurs : la Brochure du Maraudeur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3" text:outline-level="3"><text:span text:style-name="T17">6.2</text:span>.<text:span text:style-name="T17">3</text:span>- <text:span text:style-name="T17">Plateforme de développement et d’expérimentation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2" text:outline-level="2"><text:span text:style-name="T17">6.3</text:span>- <text:span text:style-name="T17">Discussion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p text:style-name="P36"/>
      <text:h text:style-name="Heading_20_2" text:outline-level="2"><text:span text:style-name="T17">6.4</text:span>- <text:span text:style-name="T17">Conclusion</text:span></text:h>
      <text:p text:style-name="P10"/>
      <text:p text:style-name="P15"><text:span text:style-name="T6">Première impression avant la lecture :</text:span><text:span text:style-name="T8"> P</text:span><text:span text:style-name="T12">robablement pas </text:span><text:span text:style-name="T8">utile pour ma recherche</text:span></text:p>
      <text:p text:style-name="P36"/>
      <text:p text:style-name="P36"/>
      <text:p text:style-name="P36"/>
      <text:h text:style-name="Heading_20_1" text:outline-level="1">7- Conclusion et perspectives</text:h>
      <text:p text:style-name="P37"/>
      <text:h text:style-name="Heading_20_2" text:outline-level="2">7.1- Questions de recherche et contributions</text:h>
      <text:p text:style-name="P37"/>
      <text:h text:style-name="Heading_20_3" text:outline-level="3">7.1.1- Contributions</text:h>
      <text:p text:style-name="P37"/>
      <text:p text:style-name="P37"><text:span text:style-name="T1">Première impression avant la lecture :</text:span> Peut-être utile pour ma recherche</text:p>
      <text:p text:style-name="P37"/>
      <text:p text:style-name="P37"><text:soft-page-break/></text:p>
      <text:p text:style-name="P37"/>
      <text:p text:style-name="P37"/>
      <text:h text:style-name="Heading_20_2" text:outline-level="2">7.2- Limitations et perspectives</text:h>
      <text:p text:style-name="P37"/>
      <text:h text:style-name="Heading_20_3" text:outline-level="3">7.2.1- Perspectives de recherche</text:h>
      <text:p text:style-name="P37"/>
      <text:p text:style-name="P29">7.2.1.1- Création des parcours de visite personnalisée</text:p>
      <text:p text:style-name="P37"/>
      <text:p text:style-name="P37"><text:span text:style-name="T1">Première impression avant la lecture :</text:span> <text:span text:style-name="T27">Peut-être</text:span> utile pour ma recherche</text:p>
      <text:p text:style-name="P37"/>
      <text:p text:style-name="P37"/>
      <text:p text:style-name="P37"/>
      <text:p text:style-name="P38"/>
      <text:p text:style-name="P29">7.2.1.2- Collaboration colocalisée</text:p>
      <text:p text:style-name="P38"/>
      <text:p text:style-name="P38"><text:span text:style-name="T1">Première impression avant la lecture :</text:span> <text:span text:style-name="T27">Probablement pas</text:span> utile pour ma recherche</text:p>
      <text:p text:style-name="P38"/>
      <text:p text:style-name="P38"/>
      <text:p text:style-name="P38"/>
      <text:p text:style-name="P38"/>
      <text:p text:style-name="P29">7.2.1.3- Guidage et adaptation dynamique</text:p>
      <text:p text:style-name="P38"/>
      <text:p text:style-name="P38"><text:span text:style-name="T1">Première impression avant la lecture :</text:span> <text:span text:style-name="T27">Peut-être</text:span> utile pour ma recherche</text:p>
      <text:p text:style-name="P38"/>
      <text:p text:style-name="P38"/>
      <text:p text:style-name="P38"/>
      <text:p text:style-name="P38"/>
      <text:h text:style-name="Heading_20_3" text:outline-level="3">7.2.2- Perspectives industrielles</text:h>
      <text:p text:style-name="P37"/>
      <text:p text:style-name="P37"><text:span text:style-name="T1">Première impression avant la lecture :</text:span> Probablement utile pour ma recherche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05:47.671622722</meta:creation-date>
    <dc:date>2024-05-02T16:53:03.073377539</dc:date>
    <meta:editing-duration>PT57M56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1" meta:paragraph-count="157" meta:word-count="1220" meta:character-count="8500" meta:non-whitespace-character-count="7436"/>
  </office:meta>
</office:document-meta>
</file>